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33991A069C95DDF762E.png" manifest:media-type="image/png"/>
  <manifest:file-entry manifest:full-path="Pictures/10000000000003720000034114DBFDFB1C774D27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500000001E0CBB377CCA4299652.png" manifest:media-type="image/png"/>
  <manifest:file-entry manifest:full-path="Pictures/100000000000040000000400D4B61C44E0FB1295.jpg" manifest:media-type="image/jpeg"/>
  <manifest:file-entry manifest:full-path="Pictures/1000020000000082000000823FDB3F7CAE01ABA7.png" manifest:media-type="image/png"/>
  <manifest:file-entry manifest:full-path="Pictures/10000000000003E8000004381BD603D756090E22.jpg" manifest:media-type="image/jpeg"/>
  <manifest:file-entry manifest:full-path="Pictures/1000020100000200000002006741B8371B8CAC6F.png" manifest:media-type="image/png"/>
  <manifest:file-entry manifest:full-path="Pictures/1000020100000200000002002AF62249FEA71C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2.371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63cm" svg:height="6.103cm" svg:x="30.2cm" svg:y="14.397cm">
          <draw:image xlink:href="Pictures/10000000000003720000034114DBFDFB1C774D27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4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0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823cm" svg:y="13.9cm">
          <draw:image xlink:href="Pictures/10000000000002910000033991A069C95DDF762E.png" xlink:type="simple" xlink:show="embed" xlink:actuate="onLoad">
            <text:p/>
          </draw:image>
        </draw:frame>
        <draw:frame draw:style-name="gr2" draw:text-style-name="P2" draw:layer="layout" svg:width="1.4cm" svg:height="3.326cm" svg:x="24.1cm" svg:y="17.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" draw:text-style-name="P1" draw:layer="layout" svg:width="2.429cm" svg:height="2.429cm" svg:x="19.9cm" svg:y="25.571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cm" svg:y="21.4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29cm" svg:y="14.771cm">
          <draw:image xlink:href="Pictures/100000000000040000000400D4B61C44E0FB1295.jpg" xlink:type="simple" xlink:show="embed" xlink:actuate="onLoad">
            <text:p/>
          </draw:image>
        </draw:frame>
        <draw:frame draw:style-name="gr2" draw:text-style-name="P2" draw:layer="layout" svg:width="1.4cm" svg:height="3.326cm" svg:x="20.8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21.1cm" svg:y1="27.5cm" svg:x2="21.1cm" svg:y2="30.2cm">
          <text:p/>
        </draw:line>
        <draw:line draw:style-name="gr4" draw:text-style-name="P1" draw:layer="layout" svg:x1="21.1cm" svg:y1="33.1cm" svg:x2="43.4cm" svg:y2="32.9cm">
          <text:p/>
        </draw:line>
        <draw:line draw:style-name="gr5" draw:text-style-name="P1" draw:layer="layout" svg:x1="21.2cm" svg:y1="11cm" svg:x2="21.2cm" svg:y2="8cm">
          <text:p/>
        </draw:line>
        <draw:line draw:style-name="gr5" draw:text-style-name="P1" draw:layer="layout" svg:x1="26.1cm" svg:y1="8cm" svg:x2="21.2cm" svg:y2="8cm">
          <text:p/>
        </draw:line>
        <draw:frame draw:style-name="gr1" draw:text-style-name="P1" draw:layer="layout" svg:width="3.6cm" svg:height="3.6cm" draw:transform="rotate (-3.14159265358979) translate (23.5cm 13.7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1" draw:layer="layout" svg:x1="21.2cm" svg:y1="15.3cm" svg:x2="21.2cm" svg:y2="12.8cm">
          <text:p/>
        </draw:line>
        <draw:frame draw:style-name="gr1" draw:text-style-name="P1" draw:layer="layout" svg:width="3.6cm" svg:height="3.6cm" draw:transform="rotate (-3.14159265358979) translate (23.4cm 32.9cm)">
          <draw:image xlink:href="Pictures/1000020000000082000000823FDB3F7CAE01ABA7.png" xlink:type="simple" xlink:show="embed" xlink:actuate="onLoad">
            <text:p/>
          </draw:image>
        </draw:frame>
        <draw:line draw:style-name="gr3" draw:text-style-name="P1" draw:layer="layout" svg:x1="21.1cm" svg:y1="32cm" svg:x2="21.1cm" svg:y2="33.1cm">
          <text:p/>
        </draw:line>
        <draw:line draw:style-name="gr6" draw:text-style-name="P1" draw:layer="layout" svg:x1="21.2cm" svg:y1="13.4cm" svg:x2="24.9cm" svg:y2="13.4cm">
          <text:p/>
        </draw:line>
        <draw:line draw:style-name="gr6" draw:text-style-name="P1" draw:layer="layout" svg:x1="30.3cm" svg:y1="15cm" svg:x2="29.1cm" svg:y2="15cm">
          <text:p/>
        </draw:line>
        <draw:line draw:style-name="gr6" draw:text-style-name="P1" draw:layer="layout" svg:x1="21.2cm" svg:y1="10.3cm" svg:x2="25.2cm" svg:y2="10.3cm">
          <text:p/>
        </draw:line>
        <draw:line draw:style-name="gr6" draw:text-style-name="P1" draw:layer="layout" svg:x1="30.3cm" svg:y1="15.8cm" svg:x2="29cm" svg:y2="15.8cm">
          <text:p/>
        </draw:line>
        <draw:line draw:style-name="gr7" draw:text-style-name="P1" draw:layer="layout" svg:x1="21.2cm" svg:y1="29.4cm" svg:x2="28.7cm" svg:y2="29.4cm">
          <text:p/>
        </draw:line>
        <draw:line draw:style-name="gr4" draw:text-style-name="P1" draw:layer="layout" svg:x1="21.1cm" svg:y1="26cm" svg:x2="21.1cm" svg:y2="23.3cm">
          <text:p/>
        </draw:line>
        <draw:frame draw:style-name="gr8" draw:text-style-name="P3" draw:layer="layout" svg:width="2.8cm" svg:height="1cm" svg:x="22.9cm" svg:y="11.5cm">
          <draw:text-box>
            <text:p><text:span text:style-name="T2">Discharge</text:span></text:p>
          </draw:text-box>
        </draw:frame>
        <draw:frame draw:style-name="gr8" draw:text-style-name="P3" draw:layer="layout" svg:width="2.8cm" svg:height="1cm" svg:x="22.5cm" svg:y="30.8cm">
          <draw:text-box>
            <text:p><text:span text:style-name="T2">Precharge</text:span></text:p>
          </draw:text-box>
        </draw:frame>
        <draw:frame draw:style-name="gr9" draw:text-style-name="P3" draw:layer="layout" svg:width="2.8cm" svg:height="2.621cm" draw:transform="rotate (1.5707963267949) translate (34.1cm 14.6cm)">
          <draw:text-box>
            <text:p><text:span text:style-name="T2">Charge</text:span></text:p>
            <text:p><text:span text:style-name="T2">Precharge</text:span></text:p>
            <text:p><text:span text:style-name="T2">Discharge</text:span></text:p>
            <text:p><text:span text:style-name="T2">12V</text:span></text:p>
            <text:p><text:span text:style-name="T2"/></text:p>
          </draw:text-box>
        </draw:frame>
        <draw:frame draw:style-name="gr1" draw:text-style-name="P1" draw:layer="layout" svg:width="2.843cm" svg:height="1.066cm" draw:transform="rotate (1.5707963267949) translate (19.2cm 13.2cm)">
          <draw:image xlink:href="Pictures/1000020100000500000001E0CBB377CCA4299652.png" xlink:type="simple" xlink:show="embed" xlink:actuate="onLoad">
            <text:p/>
          </draw:image>
        </draw:frame>
        <draw:line draw:style-name="gr7" draw:text-style-name="P1" draw:layer="layout" svg:x1="19.7cm" svg:y1="10.7cm" svg:x2="19.7cm" svg:y2="10.3cm">
          <text:p/>
        </draw:line>
        <draw:line draw:style-name="gr7" draw:text-style-name="P1" draw:layer="layout" svg:x1="21.2cm" svg:y1="10.3cm" svg:x2="19.7cm" svg:y2="10.3cm">
          <text:p/>
        </draw:line>
        <draw:line draw:style-name="gr7" draw:text-style-name="P1" draw:layer="layout" svg:x1="21.2cm" svg:y1="13.4cm" svg:x2="19.7cm" svg:y2="13.4cm">
          <text:p/>
        </draw:line>
        <draw:line draw:style-name="gr7" draw:text-style-name="P1" draw:layer="layout" svg:x1="19.7cm" svg:y1="12.8cm" svg:x2="19.7cm" svg:y2="13.4cm">
          <text:p/>
        </draw:line>
        <draw:frame draw:style-name="gr1" draw:text-style-name="P1" draw:layer="layout" svg:width="2.843cm" svg:height="1.066cm" svg:x="25.7cm" svg:y="7.534cm">
          <draw:image xlink:href="Pictures/1000020100000500000001E0CBB377CCA4299652.png" xlink:type="simple" xlink:show="embed" xlink:actuate="onLoad">
            <text:p/>
          </draw:image>
        </draw:frame>
        <draw:line draw:style-name="gr7" draw:text-style-name="P1" draw:layer="layout" svg:x1="25.7cm" svg:y1="14.6cm" svg:x2="26.4cm" svg:y2="14.6cm">
          <text:p/>
        </draw:line>
        <draw:line draw:style-name="gr7" draw:text-style-name="P1" draw:layer="layout" svg:x1="26.4cm" svg:y1="21.3cm" svg:x2="26.4cm" svg:y2="14.6cm">
          <text:p/>
        </draw:line>
        <draw:line draw:style-name="gr7" draw:text-style-name="P1" draw:layer="layout" svg:x1="25.7cm" svg:y1="21.3cm" svg:x2="26.4cm" svg:y2="21.3cm">
          <text:p/>
        </draw:line>
        <draw:line draw:style-name="gr7" draw:text-style-name="P1" draw:layer="layout" svg:x1="26.4cm" svg:y1="25.3cm" svg:x2="26.4cm" svg:y2="21.3cm">
          <text:p/>
        </draw:line>
        <draw:line draw:style-name="gr7" draw:text-style-name="P1" draw:layer="layout" svg:x1="25.7cm" svg:y1="25.3cm" svg:x2="26.4cm" svg:y2="25.3cm">
          <text:p/>
        </draw:line>
        <draw:frame draw:style-name="gr8" draw:text-style-name="P3" draw:layer="layout" svg:width="2.8cm" svg:height="1cm" draw:transform="rotate (1.5707963267949) translate (26.3cm 22.2cm)">
          <draw:text-box>
            <text:p><text:span text:style-name="T2">ISOSPI</text:span></text:p>
          </draw:text-box>
        </draw:frame>
        <draw:frame draw:style-name="gr10" draw:text-style-name="P3" draw:layer="layout" svg:width="3.4cm" svg:height="1.199cm" svg:x="25.4cm" svg:y="7.2cm">
          <draw:text-box>
            <text:p><text:span text:style-name="T2">Current sensor</text:span></text:p>
          </draw:text-box>
        </draw:frame>
        <draw:frame draw:style-name="gr11" draw:text-style-name="P1" draw:layer="layout" svg:width="3.461cm" svg:height="2.999cm" svg:x="32cm" svg:y="22.8cm">
          <draw:image xlink:href="Pictures/10000000000003E8000004381BD603D756090E22.jpg" xlink:type="simple" xlink:show="embed" xlink:actuate="onLoad">
            <text:p/>
          </draw:image>
        </draw:frame>
        <draw:line draw:style-name="gr7" draw:text-style-name="P1" draw:layer="layout" svg:x1="33.7cm" svg:y1="20.7cm" svg:x2="33.7cm" svg:y2="23.6cm">
          <text:p/>
        </draw:line>
        <draw:frame draw:style-name="gr8" draw:text-style-name="P3" draw:layer="layout" svg:width="2.8cm" svg:height="1cm" draw:transform="rotate (1.5707963267949) translate (33cm 23.1cm)">
          <draw:text-box>
            <text:p><text:span text:style-name="T2">IUSB</text:span></text:p>
          </draw:text-box>
        </draw:frame>
        <draw:line draw:style-name="gr7" draw:text-style-name="P1" draw:layer="layout" svg:x1="30.4cm" svg:y1="18.5cm" svg:x2="26.3cm" svg:y2="18.5cm">
          <text:p/>
        </draw:line>
        <draw:frame draw:style-name="gr8" draw:text-style-name="P3" draw:layer="layout" svg:width="2.8cm" svg:height="1cm" svg:x="26.4cm" svg:y="28.8cm">
          <draw:text-box>
            <text:p><text:span text:style-name="T2">BAT-</text:span></text:p>
          </draw:text-box>
        </draw:frame>
        <draw:line draw:style-name="gr5" draw:text-style-name="P1" draw:layer="layout" svg:x1="28.1cm" svg:y1="8cm" svg:x2="43.4cm" svg:y2="8cm">
          <text:p/>
        </draw:line>
        <draw:line draw:style-name="gr5" draw:text-style-name="P1" draw:layer="layout" svg:x1="43.4cm" svg:y1="8cm" svg:x2="43.4cm" svg:y2="18cm">
          <text:p/>
        </draw:line>
        <draw:line draw:style-name="gr4" draw:text-style-name="P1" draw:layer="layout" svg:x1="43.4cm" svg:y1="19.6cm" svg:x2="43.4cm" svg:y2="32.9cm">
          <text:p/>
        </draw:line>
        <draw:line draw:style-name="gr7" draw:text-style-name="P1" draw:layer="layout" svg:x1="26cm" svg:y1="8cm" svg:x2="26cm" svg:y2="9.4cm">
          <text:p/>
        </draw:line>
        <draw:line draw:style-name="gr7" draw:text-style-name="P1" draw:layer="layout" svg:x1="28.2cm" svg:y1="9.4cm" svg:x2="28.2cm" svg:y2="8cm">
          <text:p/>
        </draw:line>
        <draw:line draw:style-name="gr7" draw:text-style-name="P1" draw:layer="layout" svg:x1="26cm" svg:y1="9.4cm" svg:x2="27cm" svg:y2="9.4cm">
          <text:p/>
        </draw:line>
        <draw:line draw:style-name="gr7" draw:text-style-name="P1" draw:layer="layout" svg:x1="27.1cm" svg:y1="9.4cm" svg:x2="28.2cm" svg:y2="9.4cm">
          <text:p/>
        </draw:line>
        <draw:line draw:style-name="gr7" draw:text-style-name="P1" draw:layer="layout" svg:x1="27cm" svg:y1="9.4cm" svg:x2="27cm" svg:y2="17.8cm">
          <text:p/>
        </draw:line>
        <draw:line draw:style-name="gr7" draw:text-style-name="P1" draw:layer="layout" svg:x1="27.1cm" svg:y1="9.4cm" svg:x2="27.1cm" svg:y2="17.7cm">
          <text:p/>
        </draw:line>
        <draw:line draw:style-name="gr7" draw:text-style-name="P1" draw:layer="layout" svg:x1="30.4cm" svg:y1="17.7cm" svg:x2="27.1cm" svg:y2="17.7cm">
          <text:p/>
        </draw:line>
        <draw:line draw:style-name="gr7" draw:text-style-name="P1" draw:layer="layout" svg:x1="27cm" svg:y1="17.8cm" svg:x2="30.4cm" svg:y2="17.8cm">
          <text:p/>
        </draw:line>
        <draw:line draw:style-name="gr7" draw:text-style-name="P1" draw:layer="layout" svg:x1="30.4cm" svg:y1="18.6cm" svg:x2="26.4cm" svg:y2="18.6cm">
          <text:p/>
        </draw:line>
        <draw:line draw:style-name="gr7" draw:text-style-name="P1" draw:layer="layout" svg:x1="30.4cm" svg:y1="17.6cm" svg:x2="27.2cm" svg:y2="17.6cm">
          <text:p/>
        </draw:line>
        <draw:line draw:style-name="gr7" draw:text-style-name="P1" draw:layer="layout" svg:x1="27.2cm" svg:y1="9.5cm" svg:x2="27.2cm" svg:y2="17.6cm">
          <text:p/>
        </draw:line>
        <draw:line draw:style-name="gr7" draw:text-style-name="P1" draw:layer="layout" svg:x1="30.4cm" svg:y1="17.9cm" svg:x2="26.9cm" svg:y2="17.9cm">
          <text:p/>
        </draw:line>
        <draw:line draw:style-name="gr7" draw:text-style-name="P1" draw:layer="layout" svg:x1="26.9cm" svg:y1="9.5cm" svg:x2="26.9cm" svg:y2="17.9cm">
          <text:p/>
        </draw:line>
        <draw:line draw:style-name="gr7" draw:text-style-name="P1" draw:layer="layout" svg:x1="25.7cm" svg:y1="14.7cm" svg:x2="26.3cm" svg:y2="14.7cm">
          <text:p/>
        </draw:line>
        <draw:line draw:style-name="gr7" draw:text-style-name="P1" draw:layer="layout" svg:x1="26.3cm" svg:y1="25.2cm" svg:x2="26.3cm" svg:y2="14.7cm">
          <text:p/>
        </draw:line>
        <draw:line draw:style-name="gr7" draw:text-style-name="P1" draw:layer="layout" svg:x1="25.7cm" svg:y1="21.2cm" svg:x2="26.3cm" svg:y2="21.2cm">
          <text:p/>
        </draw:line>
        <draw:line draw:style-name="gr7" draw:text-style-name="P1" draw:layer="layout" svg:x1="25.7cm" svg:y1="25.2cm" svg:x2="26.3cm" svg:y2="25.2cm">
          <text:p/>
        </draw:line>
        <draw:line draw:style-name="gr7" draw:text-style-name="P1" draw:layer="layout" svg:x1="28.7cm" svg:y1="29.4cm" svg:x2="28.7cm" svg:y2="17cm">
          <text:p/>
        </draw:line>
        <draw:frame draw:style-name="gr12" draw:text-style-name="P4" draw:layer="layout" svg:width="5.6cm" svg:height="2.384cm" svg:x="16.2cm" svg:y="26.416cm">
          <draw:text-box>
            <text:p><text:span text:style-name="T3">12 series cells</text:span></text:p>
            <text:p><text:span text:style-name="T3">Slave 1</text:span></text:p>
          </draw:text-box>
        </draw:frame>
        <draw:frame draw:style-name="gr12" draw:text-style-name="P4" draw:layer="layout" svg:width="5.6cm" svg:height="2.384cm" svg:x="16.3cm" svg:y="22.116cm">
          <draw:text-box>
            <text:p><text:span text:style-name="T3">12 series cells</text:span></text:p>
            <text:p><text:span text:style-name="T3">Slave 2</text:span></text:p>
          </draw:text-box>
        </draw:frame>
        <draw:frame draw:style-name="gr12" draw:text-style-name="P4" draw:layer="layout" svg:width="5.6cm" svg:height="2.384cm" svg:x="16.4cm" svg:y="15.416cm">
          <draw:text-box>
            <text:p><text:span text:style-name="T3">12 series cells</text:span></text:p>
            <text:p><text:span text:style-name="T3">Slave XX</text:span></text:p>
          </draw:text-box>
        </draw:frame>
        <draw:frame draw:style-name="gr2" draw:text-style-name="P2" draw:layer="layout" svg:width="1.4cm" svg:height="3.326cm" svg:x="18.3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8" draw:text-style-name="P3" draw:layer="layout" svg:width="2.8cm" svg:height="1cm" svg:x="36.1cm" svg:y="19cm">
          <draw:text-box>
            <text:p><text:span text:style-name="T2">CAN</text:span></text:p>
          </draw:text-box>
        </draw:frame>
        <draw:frame draw:style-name="gr1" draw:text-style-name="P1" draw:layer="layout" svg:width="1.647cm" svg:height="1.647cm" svg:x="39.453cm" svg:y="17.2cm">
          <draw:image xlink:href="Pictures/100002010000020000000200BEC48BAAB9A3667C.png" xlink:type="simple" xlink:show="embed" xlink:actuate="onLoad">
            <text:p/>
          </draw:image>
        </draw:frame>
        <draw:line draw:style-name="gr7" draw:text-style-name="P1" draw:layer="layout" svg:x1="36cm" svg:y1="18.1cm" svg:x2="39.3cm" svg:y2="18.1cm">
          <text:p/>
        </draw:line>
        <draw:frame draw:style-name="gr8" draw:text-style-name="P3" draw:layer="layout" svg:width="2.8cm" svg:height="1cm" svg:x="36.7cm" svg:y="17.5cm">
          <draw:text-box>
            <text:p><text:span text:style-name="T2">ON/OFF <text:s/></text:span></text:p>
          </draw:text-box>
        </draw:frame>
        <draw:line draw:style-name="gr5" draw:text-style-name="P1" draw:layer="layout" svg:x1="43.4cm" svg:y1="18cm" svg:x2="45.4cm" svg:y2="18cm">
          <text:p/>
        </draw:line>
        <draw:line draw:style-name="gr4" draw:text-style-name="P1" draw:layer="layout" svg:x1="43.4cm" svg:y1="19.6cm" svg:x2="45.4cm" svg:y2="19.6cm">
          <text:p/>
        </draw:line>
        <draw:frame draw:style-name="gr13" draw:text-style-name="P5" draw:layer="layout" svg:width="6.8cm" svg:height="1.673cm" svg:x="45.5cm" svg:y="18.3cm">
          <draw:text-box>
            <text:p><text:span text:style-name="T4">To Load / Controller</text:span></text:p>
          </draw:text-box>
        </draw:frame>
        <draw:frame draw:style-name="gr1" draw:text-style-name="P1" draw:layer="layout" svg:width="3.48cm" svg:height="3.48cm" svg:x="36.82cm" svg:y="10.8cm">
          <draw:image xlink:href="Pictures/100002010000020000000200683E035588A3E146.png" xlink:type="simple" xlink:show="embed" xlink:actuate="onLoad">
            <text:p/>
          </draw:image>
        </draw:frame>
        <draw:line draw:style-name="gr7" draw:text-style-name="P1" draw:layer="layout" svg:x1="36cm" svg:y1="17.2cm" svg:x2="38.5cm" svg:y2="17.2cm">
          <text:p/>
        </draw:line>
        <draw:line draw:style-name="gr7" draw:text-style-name="P1" draw:layer="layout" svg:x1="38.5cm" svg:y1="13.9cm" svg:x2="38.5cm" svg:y2="17.2cm">
          <text:p/>
        </draw:line>
        <draw:frame draw:style-name="gr8" draw:text-style-name="P3" draw:layer="layout" svg:width="2.8cm" svg:height="1cm" svg:x="37.6cm" svg:y="10.7cm">
          <draw:text-box>
            <text:p><text:span text:style-name="T2">OLED <text:s/></text:span></text:p>
          </draw:text-box>
        </draw:frame>
        <draw:frame draw:style-name="gr14" draw:text-style-name="P1" draw:layer="layout" svg:width="6.8cm" svg:height="6.8cm" svg:x="5.1cm" svg:y="15.1cm">
          <draw:image xlink:href="Pictures/1000020100000200000002006741B8371B8CAC6F.png" xlink:type="simple" xlink:show="embed" xlink:actuate="onLoad">
            <text:p/>
          </draw:image>
        </draw:frame>
        <draw:frame draw:style-name="gr1" draw:text-style-name="P1" draw:layer="layout" svg:width="3.6cm" svg:height="3.6cm" draw:transform="rotate (1.5707963267949) translate (13.3cm 16.3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1" draw:layer="layout" svg:x1="21.2cm" svg:y1="13.9cm" svg:x2="16cm" svg:y2="13.9cm">
          <text:p/>
        </draw:line>
        <draw:line draw:style-name="gr5" draw:text-style-name="P1" draw:layer="layout" svg:x1="14.2cm" svg:y1="13.9cm" svg:x2="9.1cm" svg:y2="13.9cm">
          <text:p/>
        </draw:line>
        <draw:line draw:style-name="gr5" draw:text-style-name="P1" draw:layer="layout" svg:x1="9.1cm" svg:y1="16cm" svg:x2="9.1cm" svg:y2="13.9cm">
          <text:p/>
        </draw:line>
        <draw:line draw:style-name="gr4" draw:text-style-name="P1" draw:layer="layout" svg:x1="9.1cm" svg:y1="20.7cm" svg:x2="9.1cm" svg:y2="29.5cm">
          <text:p/>
        </draw:line>
        <draw:line draw:style-name="gr4" draw:text-style-name="P1" draw:layer="layout" svg:x1="21.1cm" svg:y1="29.5cm" svg:x2="9.1cm" svg:y2="29.5cm">
          <text:p/>
        </draw:line>
        <draw:frame draw:style-name="gr8" draw:text-style-name="P3" draw:layer="layout" svg:width="2.8cm" svg:height="1cm" svg:x="14.1cm" svg:y="15.2cm">
          <draw:text-box>
            <text:p><text:span text:style-name="T2">Charge</text:span></text:p>
          </draw:text-box>
        </draw:frame>
        <draw:line draw:style-name="gr7" draw:text-style-name="P1" draw:layer="layout" svg:x1="21.6cm" svg:y1="16cm" svg:x2="23.2cm" svg:y2="16cm">
          <text:p/>
        </draw:line>
        <draw:line draw:style-name="gr7" draw:text-style-name="P1" draw:layer="layout" svg:x1="21.6cm" svg:y1="22.8cm" svg:x2="23.1cm" svg:y2="22.8cm">
          <text:p/>
        </draw:line>
        <draw:line draw:style-name="gr15" draw:text-style-name="P1" draw:layer="layout" svg:x1="21.6cm" svg:y1="26.8cm" svg:x2="23.1cm" svg:y2="26.8cm">
          <text:p/>
        </draw:line>
        <draw:frame draw:style-name="gr8" draw:text-style-name="P3" draw:layer="layout" svg:width="2.8cm" svg:height="1cm" svg:x="22.9cm" svg:y="9.6cm">
          <draw:text-box>
            <text:p><text:span text:style-name="T2">Vload</text:span></text:p>
          </draw:text-box>
        </draw:frame>
        <draw:frame draw:style-name="gr8" draw:text-style-name="P3" draw:layer="layout" svg:width="2.8cm" svg:height="1cm" svg:x="23.2cm" svg:y="12.8cm">
          <draw:text-box>
            <text:p><text:span text:style-name="T2">BAT+</text:span></text:p>
          </draw:text-box>
        </draw:frame>
        <draw:frame draw:style-name="gr13" draw:text-style-name="P5" draw:layer="layout" svg:width="6.8cm" svg:height="1.673cm" svg:x="44cm" svg:y="16.827cm">
          <draw:text-box>
            <text:p><text:span text:style-name="T4">+</text:span></text:p>
          </draw:text-box>
        </draw:frame>
        <draw:frame draw:style-name="gr13" draw:text-style-name="P5" draw:layer="layout" svg:width="6.8cm" svg:height="1.673cm" svg:x="44cm" svg:y="19.9cm">
          <draw:text-box>
            <text:p><text:span text:style-name="T4">-</text:span></text:p>
          </draw:text-box>
        </draw:frame>
        <draw:frame draw:style-name="gr1" draw:text-style-name="P1" draw:layer="layout" svg:width="3.7cm" svg:height="3.7cm" draw:transform="rotate (1.5707963267949) translate (30.1cm 9.9cm)">
          <draw:image xlink:href="Pictures/1000020100000200000002002AF62249FEA71C41.png" xlink:type="simple" xlink:show="embed" xlink:actuate="onLoad">
            <text:p/>
          </draw:image>
        </draw:frame>
        <draw:frame draw:style-name="gr1" draw:text-style-name="P1" draw:layer="layout" svg:width="3.7cm" svg:height="3.7cm" draw:transform="rotate (1.5707963267949) translate (30.1cm 34.9cm)">
          <draw:image xlink:href="Pictures/1000020100000200000002002AF62249FEA71C41.png" xlink:type="simple" xlink:show="embed" xlink:actuate="onLoad">
            <text:p/>
          </draw:image>
        </draw:frame>
        <draw:frame draw:style-name="gr16" draw:text-style-name="P7" draw:layer="layout" svg:width="23.9cm" svg:height="4.7cm" svg:x="18.5cm" svg:y="2.3cm">
          <draw:text-box>
            <text:p text:style-name="P6"><text:span text:style-name="T5">ENNOID - BMS </text:span></text:p>
            <text:p text:style-name="P6"><text:span text:style-name="T5">Suggested wiring</text:span></text:p>
          </draw:text-box>
        </draw:frame>
        <draw:line draw:style-name="gr6" draw:text-style-name="P1" draw:layer="layout" svg:x1="12.6cm" svg:y1="14cm" svg:x2="12.6cm" svg:y2="12.1cm">
          <text:p/>
        </draw:line>
        <draw:line draw:style-name="gr6" draw:text-style-name="P1" draw:layer="layout" svg:x1="9.8cm" svg:y1="12.1cm" svg:x2="12.6cm" svg:y2="12.1cm">
          <text:p/>
        </draw:line>
        <draw:frame draw:style-name="gr8" draw:text-style-name="P3" draw:layer="layout" svg:width="2.8cm" svg:height="1cm" svg:x="28.9cm" svg:y="14.4cm">
          <draw:text-box>
            <text:p><text:span text:style-name="T2">Vload</text:span></text:p>
          </draw:text-box>
        </draw:frame>
        <draw:frame draw:style-name="gr8" draw:text-style-name="P3" draw:layer="layout" svg:width="2.8cm" svg:height="1cm" svg:x="28.9cm" svg:y="15.2cm">
          <draw:text-box>
            <text:p><text:span text:style-name="T2">BAT+</text:span></text:p>
          </draw:text-box>
        </draw:frame>
        <draw:frame draw:style-name="gr10" draw:text-style-name="P3" draw:layer="layout" svg:width="3.5cm" svg:height="1.199cm" svg:x="9.9cm" svg:y="11.4cm">
          <draw:text-box>
            <text:p><text:span text:style-name="T2">Charge detect</text:span></text:p>
          </draw:text-box>
        </draw:frame>
        <draw:frame draw:style-name="gr10" draw:text-style-name="P3" draw:layer="layout" svg:width="4.5cm" svg:height="1.199cm" svg:x="27.4cm" svg:y="16.001cm">
          <draw:text-box>
            <text:p><text:span text:style-name="T2">Charge detect</text:span></text:p>
          </draw:text-box>
        </draw:frame>
        <draw:line draw:style-name="gr6" draw:text-style-name="P1" draw:layer="layout" svg:x1="30.4cm" svg:y1="16.6cm" svg:x2="29.1cm" svg:y2="16.6cm">
          <text:p/>
        </draw:line>
        <draw:line draw:style-name="gr7" draw:text-style-name="P1" draw:layer="layout" svg:x1="30.3cm" svg:y1="17cm" svg:x2="28.7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6-26T09:13:51.946000000</dc:date>
    <meta:editing-duration>PT32M4S</meta:editing-duration>
    <meta:editing-cycles>14</meta:editing-cycles>
    <meta:generator>LibreOffice/6.0.4.2$Windows_X86_64 LibreOffice_project/9b0d9b32d5dcda91d2f1a96dc04c645c450872bf</meta:generator>
    <meta:document-statistic meta:object-count="106"/>
  </office:meta>
</office:document-meta>
</file>